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462cm"/>
    </style:style>
    <style:style style:name="co2" style:family="table-column">
      <style:table-column-properties fo:break-before="auto" style:column-width="13.16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77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593cm" fo:break-before="auto" style:use-optimal-row-height="true"/>
    </style:style>
    <style:style style:name="ro4" style:family="table-row">
      <style:table-row-properties style:row-height="0.457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0.6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transparent" fo:wrap-option="wrap"/>
    </style:style>
    <style:style style:name="ce8" style:family="table-cell" style:parent-style-name="Default">
      <style:table-cell-properties fo:wrap-option="wrap"/>
      <style:text-properties style:font-name="Arial" style:font-name-asian="Arial1" style:font-name-complex="Arial1"/>
    </style:style>
    <style:style style:name="ta_extref" style:family="table">
      <style:table-properties table:display="false"/>
    </style:style>
    <style:style style:name="T1" style:family="text">
      <style:text-properties fo:color="#008080"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Übersicht Testfälle Record</text:p>
          </table:table-cell>
          <table:covered-table-cell table:number-columns-repeated="3"/>
        </table:table-row>
        <table:table-row table:style-name="ro2">
          <table:table-cell table:style-name="ce2" office:value-type="string" table:number-columns-spanned="4" table:number-rows-spanned="1">
            <text:p>TestRunner -i /home/fapra/secondo/Algebras/Record/RecordAlgebra.test</text:p>
          </table:table-cell>
          <table:covered-table-cell table:number-columns-repeated="3"/>
        </table:table-row>
        <table:table-row table:style-name="ro3">
          <table:table-cell table:style-name="ce3" office:value-type="string">
            <text:p>Record Typ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Ergebnis</text:p>
          </table:table-cell>
          <table:table-cell office:value-type="string">
            <text:p>Kommentar</text:p>
          </table:table-cell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7" office:value-type="string">
            <text:p>einfache Datentypen als Elemente</text:p>
          </table:table-cell>
          <table:table-cell table:style-name="ce4" office:value-type="string">
            <text:p>OK</text:p>
          </table:table-cell>
          <table:table-cell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7" office:value-type="string">
            <text:p>leere Records</text:p>
          </table:table-cell>
          <table:table-cell table:style-name="ce4" office:value-type="string">
            <text:p>OK</text:p>
          </table:table-cell>
          <table:table-cell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7" office:value-type="string">
            <text:p>füllen eines leeren Records</text:p>
          </table:table-cell>
          <table:table-cell table:style-name="ce4" office:value-type="string">
            <text:p>OK</text:p>
          </table:table-cell>
          <table:table-cell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7" office:value-type="string">
            <text:p>löschen eines Record</text:p>
          </table:table-cell>
          <table:table-cell table:style-name="ce4" office:value-type="string">
            <text:p>OK</text:p>
          </table:table-cell>
          <table:table-cell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7" office:value-type="string">
            <text:p>leere Elemente</text:p>
          </table:table-cell>
          <table:table-cell table:style-name="ce4" office:value-type="string">
            <text:p>OK</text:p>
          </table:table-cell>
          <table:table-cell/>
        </table:table-row>
        <table:table-row table:style-name="ro4">
          <table:table-cell table:style-name="ce4" office:value-type="float" office:value="6">
            <text:p>6</text:p>
          </table:table-cell>
          <table:table-cell table:style-name="ce7" office:value-type="string">
            <text:p>Anzahl Values entspricht nicht der Anzahl der Elementliste</text:p>
          </table:table-cell>
          <table:table-cell table:style-name="ce4" office:value-type="string">
            <text:p>OK</text:p>
          </table:table-cell>
          <table:table-cell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7" office:value-type="string">
            <text:p>Records wiederum in Records</text:p>
          </table:table-cell>
          <table:table-cell table:style-name="ce4" office:value-type="string">
            <text:p>OK</text:p>
          </table:table-cell>
          <table:table-cell/>
        </table:table-row>
        <table:table-row table:style-name="ro4">
          <table:table-cell table:style-name="ce4" office:value-type="float" office:value="8">
            <text:p>8</text:p>
          </table:table-cell>
          <table:table-cell table:style-name="ce7" office:value-type="string">
            <text:p>Record Element nicht von Typ DATA</text:p>
          </table:table-cell>
          <table:table-cell table:style-name="ce4" office:value-type="string">
            <text:p>OK</text:p>
          </table:table-cell>
          <table:table-cell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7" office:value-type="string">
            <text:p>Record Element mit unbekanntem Typ</text:p>
          </table:table-cell>
          <table:table-cell table:style-name="ce4" office:value-type="string">
            <text:p>OK</text:p>
          </table:table-cell>
          <table:table-cell/>
        </table:table-row>
        <table:table-row table:style-name="ro4">
          <table:table-cell table:style-name="ce4" office:value-type="float" office:value="10">
            <text:p>10</text:p>
          </table:table-cell>
          <table:table-cell office:value-type="string">
            <text:p>leere Elementname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table:style-name="ce4" office:value-type="float" office:value="11">
            <text:p>11</text:p>
          </table:table-cell>
          <table:table-cell office:value-type="string">
            <text:p>ElementNAme klein geschrieben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Default" office:value-type="string">
            <text:p>Element Value mit Unsinn gefüllt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5" office:value-type="string">
            <text:p>IMEX E00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atei nicht vorhanden – Name als Text übergeben (e00types)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Datei nicht vorhanden – Name als String übergeben (e00types)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Datei vorhanden – Name als Text übergeben (e00types)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Datei vorhanden – Name als String übergeben (e00types)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keine gültige E00-Datei (fehlende EXP- und EOS-Marken)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Objekt P1 mit Typliste mittels let erzeugen – Ergebnis von e00types('ponet.e00')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Objekt mit Values erzeugen (e00import)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fehlendes erstes Objekt (e00import)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E00-Import mit andrem Inhalt (nur Punkte enthalten)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Inhalt anzeigen lassen (query C2)</text:p>
          </table:table-cell>
          <table:table-cell office:value-type="string">
            <text:p>OK</text:p>
          </table:table-cell>
          <table:table-cell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Test <text:s/>ob die übertragenen Typen in erster Hierarchie nicht <text:s/>vom Type ATOM oder RECORD und zweiter Hierarchie nicht <text:s/>vom Typ ATOM (e00import)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5" office:value-type="string">
            <text:p>IMEX NMEA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atei nicht vorhanden – <text:s/>(nmea0183types)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Datei vorhanden – Name als Text übergeben (nmea0183types)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Main Identifier GGA is missing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ype list als record erstellen – (nmea0183types)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record mit type list speichern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Daten importieren – (nmea0183import)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Importierte Daten anzeigen … query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Filteroption GPSQuality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Filteroption SatsInView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Test der Dateien in <text:s/>/home/fapra/secondo/Data/NMEA</text:p>
          </table:table-cell>
          <table:table-cell office:value-type="string">
            <text:p>OK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5" office:value-type="string">
            <text:p>Record Algebra createRecord/attr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reateRecord ohne Argument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string">
            <text:p>createRecord mit mehr als einem Argument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createRecord mit nicht eindeutigen Elementnamen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createRecord mit ungültigem Elementnamen</text:p>
          </table:table-cell>
          <table:table-cell office:value-type="string">
            <text:p>TODO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createRecord mit ungültiger Elementdefinition</text:p>
          </table:table-cell>
          <table:table-cell office:value-type="string">
            <text:p>TODO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createRecord mit ungültigem Type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createRecord mit Elementen, die nicht Kind DATA sind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Default" office:value-type="string">
            <text:p>verschachtelten Record anlegen, Verschachtelungstiefe 2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Default" office:value-type="string">
            <text:p>verschachtelten Record anlegen, Verschachtelungstiefe 3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Record mit importierten Daten aus e00-Datei anlegen</text:p>
          </table:table-cell>
          <table:table-cell office:value-type="string">
            <text:p>TODO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Record mit importierten Daten aus nmea-Datei anlegen</text:p>
          </table:table-cell>
          <table:table-cell office:value-type="string">
            <text:p>TODO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style-name="Default" office:value-type="string">
            <text:p>Record mit großer Anzahl von Elementen anlegen</text:p>
          </table:table-cell>
          <table:table-cell office:value-type="string">
            <text:p>TODO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Record mit kleingeschriebenem Elementnamen anlegen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style-name="Default" office:value-type="string">
            <text:p>attr ohne Argument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string">
            <text:p>attr mit einem Argument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erstes Argument von attr ist kein Record, sondern atomarer Datentyp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style-name="Default" office:value-type="string">
            <text:p>erstes Argument von attr ist kein Record, sondern anderer verschachtelter Datentyp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style-name="Default" office:value-type="string">
            <text:p>zweites Argument von attr ist kein Bezeichner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style-name="Default" office:value-type="string">
            <text:p>attr, gesuchtes Element kommt im Record nicht vor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string">
            <text:p>attr, Syntax Möglichkeit 1: attr(rec, elem)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style-name="Default" office:value-type="string">
            <text:p>attr, Syntax Möglichkeit 2: attr(., elem)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style-name="Default" office:value-type="string">
            <text:p>attr, Syntax Möglichkeit 1: .elem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table:style-name="Default" office:value-type="string">
            <text:p>attr, Elemente aus geschachteltem Record abfragen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style-name="Default" office:value-type="string">
            <text:p>Elemente aus e00-Datensatz abfragen</text:p>
          </table:table-cell>
          <table:table-cell office:value-type="string">
            <text:p>TODO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style-name="Default" office:value-type="string">
            <text:p>Elemente aus nmea-Datensatz abfragen</text:p>
          </table:table-cell>
          <table:table-cell office:value-type="string">
            <text:p>TODO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5" office:value-type="string">
            <text:p>Record Algebra StreamOP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transformT2Rstream, Argument Typ falsch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transformT2Rstream, Argument mit Fehler, Attribute Name klein geschrieben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transformT2Rstream, Argument korrekt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transformT2Rstream, Tuple mit Record-Attribute als Argument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transformR2Tstream, Argument Typ falsch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transformR2Tstream, Argument korrekt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transformR2Tstream, Argument mit verschachtelten Records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transformR2Tstream und transformT2Rstream in Reihenfolge aufgerufen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table:style-name="ce8" office:value-type="string">
            <text:p>transformR2Tstream und transformT2Rstream, mit leeren Stream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table:style-name="ce8" office:value-type="string">
            <text:p>transformR2Tstream und transformT2Rstream, mit großen Datenmengen</text:p>
          </table:table-cell>
          <table:table-cell office:value-type="string">
            <text:p>OK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5" office:value-type="string">
            <text:p>DisplayTTY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6">
          <table:table-cell table:style-name="ce5" office:value-type="string">
            <text:p>HoeseViewer <text:span text:style-name="T1">fapra@linux-qf3e:~/secondo/Javagui&gt; sgui --testrunner record.test</text:span></text:p>
          </table:table-cell>
          <table:table-cell table:number-columns-repeated="3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reateSimpleRecord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createComplexRecord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createGraphRecord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reateNestedRecord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createTupleRecord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reateNmeaRecord</text:p>
          </table:table-cell>
          <table:table-cell office:value-type="string">
            <text:p>OK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reateE00Record</text:p>
          </table:table-cell>
          <table:table-cell office:value-type="string">
            <text:p>TODO</text:p>
          </table:table-cell>
          <table:table-cell/>
        </table:table-row>
        <table:table-row table:style-name="ro2" table:number-rows-repeated="6543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5">05.02.2010</text:date>, <text:time>19:43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5:31:12</meta:creation-date>
    <dc:date>2010-02-05T19:43:50</dc:date>
    <meta:editing-duration>PT90H01M39S</meta:editing-duration>
    <meta:editing-cycles>45</meta:editing-cycles>
    <meta:generator>OpenOffice.org/3.0$Linux OpenOffice.org_project/300m21$Build-9319</meta:generator>
    <meta:print-date>2010-01-24T22:32:08</meta:print-date>
    <dc:creator>Jörg Sorg</dc:creator>
    <meta:document-statistic meta:table-count="3" meta:cell-count="236" meta:object-count="0"/>
    <meta:user-defined meta:name="Info 1"/>
    <meta:user-defined meta:name="Info 2"/>
    <meta:user-defined meta:name="Info 3"/>
    <meta:user-defined meta:name="Info 4"/>
  </office:meta>
</office:document-meta>
</file>